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2.976cm"/>
    </style:style>
    <style:style style:name="co9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3.65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5.212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end" fo:margin-left="0cm"/>
    </style:style>
    <style:style style:name="ce3" style:family="table-cell" style:parent-style-name="Default">
      <style:table-cell-properties style:rotation-angle="90"/>
    </style:style>
    <style:style style:name="ce4" style:family="table-cell" style:parent-style-name="Default">
      <style:table-cell-properties style:rotation-angle="0"/>
    </style:style>
  </office:automatic-styles>
  <office:body>
    <office:spreadsheet>
      <table:table table:name="CPU HC 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13" table:style-name="ce1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<text:s/>MAR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IR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_RES_FLAGS</text:p>
          </table:table-cell>
          <table:table-cell table:style-name="ce2" office:value-type="string">
            <text:p>CU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INTERFACE 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3">
          <table:table-cell office:value-type="string">
            <text:p>0.1uF Cap</text:p>
          </table:table-cell>
          <table:table-cell table:number-columns-repeated="2"/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SUM([.D3:.P3])"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formula="of:=[.Q3]-[.R3]" office:value-type="float" office:value="-30">
            <text:p>-30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3">
          <table:table-cell office:value-type="string">
            <text:p>4.7uF cap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SUM([.D4:.P4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Q4]-[.R4]" office:value-type="float" office:value="-5">
            <text:p>-5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13" office:value-type="float" office:value="3">
            <text:p>3</text:p>
          </table:table-cell>
          <table:table-cell table:formula="of:=SUM([.D5:.P5])"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[.Q5]-[.R5]" office:value-type="float" office:value="8">
            <text:p>8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SUM([.D6:.P6])" office:value-type="float" office:value="112">
            <text:p>112</text:p>
          </table:table-cell>
          <table:table-cell/>
          <table:table-cell table:formula="of:=[.Q6]-[.R6]" office:value-type="float" office:value="112">
            <text:p>1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3">
          <table:table-cell office:value-type="string">
            <text:p>Green LED</text:p>
          </table:table-cell>
          <table:table-cell table:number-columns-repeated="6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table:formula="of:=SUM([.D7:.P7])" office:value-type="float" office:value="104">
            <text:p>104</text:p>
          </table:table-cell>
          <table:table-cell/>
          <table:table-cell table:formula="of:=[.Q7]-[.R7]" office:value-type="float" office:value="104">
            <text:p>104</text:p>
          </table:table-cell>
          <table:table-cell/>
        </table:table-row>
        <table:table-row table:style-name="ro3">
          <table:table-cell office:value-type="string">
            <text:p>Blue LED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D8:.P8])" office:value-type="float" office:value="16">
            <text:p>16</text:p>
          </table:table-cell>
          <table:table-cell/>
          <table:table-cell table:formula="of:=[.Q8]-[.R8]" office:value-type="float" office:value="16">
            <text:p>16</text:p>
          </table:table-cell>
          <table:table-cell/>
        </table:table-row>
        <table:table-row table:style-name="ro3">
          <table:table-cell office:value-type="string">
            <text:p>Yellow LED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SUM([.D9:.P9])" office:value-type="float" office:value="38">
            <text:p>38</text:p>
          </table:table-cell>
          <table:table-cell/>
          <table:table-cell table:formula="of:=[.Q9]-[.R9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table:formula="of:=SUM([.D10:.P10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10]-[.R10]" office:value-type="float" office:value="2">
            <text:p>2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SUM([.D11:.P11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Q11]-[.R11]" office:value-type="float" office:value="4">
            <text:p>4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13"/>
          <table:table-cell office:value-type="float" office:value="4">
            <text:p>4</text:p>
          </table:table-cell>
          <table:table-cell/>
          <table:table-cell table:formula="of:=SUM([.D12:.P12])" office:value-type="float" office:value="4">
            <text:p>4</text:p>
          </table:table-cell>
          <table:table-cell/>
          <table:table-cell table:formula="of:=[.Q12]-[.R12]" office:value-type="float" office:value="4">
            <text:p>4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13:.P13]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Q13]-[.R13]" office:value-type="float" office:value="6">
            <text:p>6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3">
          <table:table-cell office:value-type="string">
            <text:p>10K 8 resistor SIP</text:p>
          </table:table-cell>
          <table:table-cell table:number-columns-repeated="6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4:.P14])"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[.Q14]-[.R14]" office:value-type="float" office:value="9">
            <text:p>9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3">
          <table:table-cell office:value-type="string">
            <text:p>1K resistor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D15:.P15])" office:value-type="float" office:value="6">
            <text:p>6</text:p>
          </table:table-cell>
          <table:table-cell/>
          <table:table-cell table:formula="of:=[.Q15]-[.R15]" office:value-type="float" office:value="6">
            <text:p>6</text:p>
          </table:table-cell>
          <table:table-cell/>
        </table:table-row>
        <table:table-row table:style-name="ro3">
          <table:table-cell office:value-type="string">
            <text:p>2K resistor</text:p>
          </table:table-cell>
          <table:table-cell table:number-columns-repeated="14"/>
          <table:table-cell office:value-type="float" office:value="3">
            <text:p>3</text:p>
          </table:table-cell>
          <table:table-cell table:formula="of:=SUM([.D16:.P16])" office:value-type="float" office:value="3">
            <text:p>3</text:p>
          </table:table-cell>
          <table:table-cell/>
          <table:table-cell table:formula="of:=[.Q16]-[.R16]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10K resistor</text:p>
          </table:table-cell>
          <table:table-cell table:number-columns-repeated="2"/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D17:.P17])" office:value-type="float" office:value="33">
            <text:p>33</text:p>
          </table:table-cell>
          <table:table-cell/>
          <table:table-cell table:formula="of:=[.Q17]-[.R17]" office:value-type="float" office:value="33">
            <text:p>33</text:p>
          </table:table-cell>
          <table:table-cell/>
        </table:table-row>
        <table:table-row table:style-name="ro3">
          <table:table-cell office:value-type="string">
            <text:p>2N3904 transistor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table:formula="of:=SUM([.D18:.P18])" office:value-type="float" office:value="1">
            <text:p>1</text:p>
          </table:table-cell>
          <table:table-cell/>
          <table:table-cell table:formula="of:=[.Q18]-[.R18]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19:.P19])"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Q19]-[.R19]" office:value-type="float" office:value="-8">
            <text:p>-8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20:.P20])"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Q20]-[.R20]" office:value-type="float" office:value="-3">
            <text:p>-3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9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21:.P21])" office:value-type="float" office:value="57">
            <text:p>57</text:p>
          </table:table-cell>
          <table:table-cell office:value-type="float" office:value="55">
            <text:p>55</text:p>
          </table:table-cell>
          <table:table-cell table:formula="of:=[.Q21]-[.R21]" office:value-type="float" office:value="2">
            <text:p>2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4"/>
          <table:table-cell table:formula="of:=SUM([.D22:.P22])" office:value-type="float" office:value="2">
            <text:p>2</text:p>
          </table:table-cell>
          <table:table-cell/>
          <table:table-cell table:formula="of:=[.Q22]-[.R22]" office:value-type="float" office:value="2">
            <text:p>2</text:p>
          </table:table-cell>
          <table:table-cell office:value-type="string">
            <text:p>https://www.mouser.ca/ProductDetail/595-SN74HCT245N</text:p>
          </table:table-cell>
        </table:table-row>
        <table:table-row table:style-name="ro3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4"/>
          <table:table-cell table:formula="of:=SUM([.D23:.P23])" office:value-type="float" office:value="4">
            <text:p>4</text:p>
          </table:table-cell>
          <table:table-cell/>
          <table:table-cell table:formula="of:=[.Q23]-[.R23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3"/>
          <table:table-cell table:formula="of:=SUM([.D24:.P24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Q24]-[.R24]" office:value-type="float" office:value="-1">
            <text:p>-1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table:formula="of:=SUM([.D25:.P25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Q25]-[.R25]" office:value-type="float" office:value="-9">
            <text:p>-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26:.P26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Q26]-[.R26]" office:value-type="float" office:value="-2">
            <text:p>-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D27:.P27])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Q27]-[.R27]" office:value-type="float" office:value="-5">
            <text:p>-5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28:.P28])"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Q28]-[.R28]" office:value-type="float" office:value="-8">
            <text:p>-8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3"/>
          <table:table-cell table:formula="of:=SUM([.D29:.P29])" office:value-type="float" office:value="0">
            <text:p>0</text:p>
          </table:table-cell>
          <table:table-cell/>
          <table:table-cell table:formula="of:=[.Q29]-[.R29]" office:value-type="float" office:value="0">
            <text:p>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3"/>
          <table:table-cell table:formula="of:=SUM([.D30:.P30])" office:value-type="float" office:value="0">
            <text:p>0</text:p>
          </table:table-cell>
          <table:table-cell/>
          <table:table-cell table:formula="of:=[.Q30]-[.R30]" office:value-type="float" office:value="0">
            <text:p>0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1:.P3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1]-[.R31]" office:value-type="float" office:value="0">
            <text:p>0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2:.P32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2]-[.R32]" office:value-type="float" office:value="0">
            <text:p>0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table:formula="of:=SUM([.D33:.P33])" office:value-type="float" office:value="0">
            <text:p>0</text:p>
          </table:table-cell>
          <table:table-cell/>
          <table:table-cell table:formula="of:=[.Q33]-[.R33]" office:value-type="float" office:value="0">
            <text:p>0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table:formula="of:=SUM([.D34:.P34])" office:value-type="float" office:value="0">
            <text:p>0</text:p>
          </table:table-cell>
          <table:table-cell/>
          <table:table-cell table:formula="of:=[.Q34]-[.R34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3"/>
          <table:table-cell table:formula="of:=SUM([.D35:.P35])" office:value-type="float" office:value="0">
            <text:p>0</text:p>
          </table:table-cell>
          <table:table-cell/>
          <table:table-cell table:formula="of:=[.Q35]-[.R35]" office:value-type="float" office:value="0">
            <text:p>0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3"/>
          <table:table-cell table:formula="of:=SUM([.D36:.P36])" office:value-type="float" office:value="0">
            <text:p>0</text:p>
          </table:table-cell>
          <table:table-cell/>
          <table:table-cell table:formula="of:=[.Q36]-[.R36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formula="of:=SUM([.D37:.P37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Q37]-[.R37]" office:value-type="float" office:value="-2">
            <text:p>-2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formula="of:=SUM([.D38:.P3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38]-[.R38]" office:value-type="float" office:value="2">
            <text:p>2</text:p>
          </table:table-cell>
          <table:table-cell office:value-type="string">
            <text:p>https://www.mouser.ca/ProductDetail/Texas-Instruments/CD74HC126E?qs=8k%2FZSzWMuCN04I1EDZgXA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39:.P3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39]-[.R39]" office:value-type="float" office:value="1">
            <text:p>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40:.P40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0]-[.R40]" office:value-type="float" office:value="1">
            <text:p>1</text:p>
          </table:table-cell>
          <table:table-cell office:value-type="string">
            <text:p>https://www.mouser.ca/ProductDetail/Texas-Instruments/SN74HC14AN?qs=sGAEpiMZZMswyCOIqqEme%2FEHbbpOg4MsEZQ%252BUwpqcfUe6roqijTQsw%3D%3D</text:p>
          </table:table-cell>
        </table:table-row>
        <table:table-row table:style-name="ro3">
          <table:table-cell office:value-type="string">
            <text:p>EEPROM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1:.P41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41]-[.R41]" office:value-type="float" office:value="-2">
            <text:p>-2</text:p>
          </table:table-cell>
          <table:table-cell/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2:.P4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2]-[.R42]" office:value-type="float" office:value="1">
            <text:p>1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3:.P43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Q43]-[.R43]" office:value-type="float" office:value="-1">
            <text:p>-1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SUM([.D44:.P4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Q44]-[.R44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5:.P45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5]-[.R45]" office:value-type="float" office:value="1">
            <text:p>1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3">
          <table:table-cell office:value-type="string">
            <text:p>Low profile 24 pin socket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table:formula="of:=SUM([.D46:.P4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Q46]-[.R46]" office:value-type="float" office:value="-3">
            <text:p>-3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7:.P47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Q47]-[.R47]" office:value-type="float" office:value="-1">
            <text:p>-1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8:.P48]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Q48]-[.R48]" office:value-type="float" office:value="-5">
            <text:p>-5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9:.P4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9]-[.R49]" office:value-type="float" office:value="1">
            <text:p>1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table:number-columns-repeated="9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D50:.P50])"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Q50]-[.R50]" office:value-type="float" office:value="-2">
            <text:p>-2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formula="of:=SUM([.D51:.P51])"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[.Q51]-[.R51]" office:value-type="float" office:value="-4">
            <text:p>-4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table:number-columns-repeated="7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52:.P52])" office:value-type="float" office:value="73">
            <text:p>73</text:p>
          </table:table-cell>
          <table:table-cell office:value-type="float" office:value="21">
            <text:p>21</text:p>
          </table:table-cell>
          <table:table-cell table:formula="of:=[.Q52]-[.R52]" office:value-type="float" office:value="52">
            <text:p>52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4"/>
          <table:table-cell table:formula="of:=SUM([.D53:.P53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53]-[.R53]" office:value-type="float" office:value="-2">
            <text:p>-2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2"/>
          <table:table-cell table:formula="of:=SUM([.D54:.P54])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Q54]-[.R54]" office:value-type="float" office:value="-8">
            <text:p>-8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</table:table>
      <table:table table:name="Peripheral Order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5" table:style-name="ce1" office:value-type="float" office:value="1">
            <text:p>1</text:p>
          </table:table-cell>
          <table:table-cell table:style-name="ce1"/>
          <table:table-cell table:number-columns-repeated="4"/>
        </table:table-row>
        <table:table-row table:style-name="ro4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PERIPHERAL-INTERFACE</text:p>
          </table:table-cell>
          <table:table-cell table:style-name="ce3" office:value-type="string">
            <text:p>PERIPHERAL-CONNECT</text:p>
          </table:table-cell>
          <table:table-cell table:style-name="ce3" office:value-type="string">
            <text:p>RAM</text:p>
          </table:table-cell>
          <table:table-cell table:style-name="ce3" office:value-type="string">
            <text:p>ROM-COUNTER</text:p>
          </table:table-cell>
          <table:table-cell table:style-name="ce3" office:value-type="string">
            <text:p>GAMEPAD</text:p>
          </table:table-cell>
          <table:table-cell table:style-name="ce3" office:value-type="string">
            <text:p>INTERFACE-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5">
          <table:table-cell office:value-type="string">
            <text:p>1 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3:.I3])" office:value-type="float" office:value="1">
            <text:p>1</text:p>
          </table:table-cell>
          <table:table-cell/>
          <table:table-cell table:formula="of:=[.J3]-[.K3]" office:value-type="float" office:value="1">
            <text:p>1</text:p>
          </table:table-cell>
          <table:table-cell office:value-type="string">
            <text:p>https://www.mouser.ca/ProductDetail/TDK/FG28C0G2A010CNT06?qs=icAhCOE9TbhYZ75j9MPkyg%3D%3D</text:p>
          </table:table-cell>
        </table:table-row>
        <table:table-row table:style-name="ro5">
          <table:table-cell office:value-type="string">
            <text:p>10pF Cap</text:p>
          </table:table-cell>
          <table:table-cell table:number-columns-repeated="2"/>
          <table:table-cell table:style-name="ce4" table:number-columns-repeated="6"/>
          <table:table-cell table:number-columns-repeated="3"/>
          <table:table-cell office:value-type="string">
            <text:p>https://www.mouser.ca/ProductDetail/Vishay-BC-Components/K100J15C0GF5TH5?qs=s%2FCsB4POEK4bSSSInXqmyw%3D%3D</text:p>
          </table:table-cell>
        </table:table-row>
        <table:table-row table:style-name="ro6">
          <table:table-cell office:value-type="string">
            <text:p>20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5:.I5])" office:value-type="float" office:value="1">
            <text:p>1</text:p>
          </table:table-cell>
          <table:table-cell/>
          <table:table-cell table:formula="of:=[.J5]-[.K5]" office:value-type="float" office:value="1">
            <text:p>1</text:p>
          </table:table-cell>
          <table:table-cell office:value-type="string">
            <text:p>https://www.mouser.ca/ProductDetail/Vishay-BC-Components/K180J15C0GF5TH5?qs=GRF8N6sVJg8MWb%2FddPZUmA%3D%3D</text:p>
          </table:table-cell>
        </table:table-row>
        <table:table-row table:style-name="ro6">
          <table:table-cell office:value-type="string">
            <text:p>30pF Cap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/>
          <table:table-cell table:formula="of:=SUM([.D6:.I6])" office:value-type="float" office:value="2">
            <text:p>2</text:p>
          </table:table-cell>
          <table:table-cell/>
          <table:table-cell table:formula="of:=[.J6]-[.K6]" office:value-type="float" office:value="2">
            <text:p>2</text:p>
          </table:table-cell>
          <table:table-cell office:value-type="string">
            <text:p>https://www.mouser.ca/ProductDetail/TDK/FA28C0G1H330JNU00?qs=zFwFjAF3uaiHXdmiXKlUNQ%3D%3D</text:p>
          </table:table-cell>
        </table:table-row>
        <table:table-row table:style-name="ro6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table:formula="of:=SUM([.D7:.I7])" office:value-type="float" office:value="73">
            <text:p>73</text:p>
          </table:table-cell>
          <table:table-cell office:value-type="float" office:value="30">
            <text:p>30</text:p>
          </table:table-cell>
          <table:table-cell table:formula="of:=[.J7]-[.K7]" office:value-type="float" office:value="43">
            <text:p>43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3">
          <table:table-cell office:value-type="string">
            <text:p>4.7uF cap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2">
            <text:p>2</text:p>
          </table:table-cell>
          <table:table-cell table:formula="of:=SUM([.D8:.I8])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J8]-[.K8]" office:value-type="float" office:value="-6">
            <text:p>-6</text:p>
          </table:table-cell>
          <table:table-cell/>
        </table:table-row>
        <table:table-row table:style-name="ro7">
          <table:table-cell office:value-type="string">
            <text:p>33uF Ca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formula="of:=SUM([.D9:.I9])"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[.J9]-[.K9]" office:value-type="float" office:value="9">
            <text:p>9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4"/>
          <table:table-cell table:style-name="ce4"/>
          <table:table-cell/>
          <table:table-cell office:value-type="float" office:value="12">
            <text:p>12</text:p>
          </table:table-cell>
          <table:table-cell/>
          <table:table-cell table:formula="of:=SUM([.D10:.I10])" office:value-type="float" office:value="12">
            <text:p>12</text:p>
          </table:table-cell>
          <table:table-cell/>
          <table:table-cell table:formula="of:=[.J10]-[.K10]" office:value-type="float" office:value="12">
            <text:p>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3">
          <table:table-cell office:value-type="string">
            <text:p>Green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/>
          <table:table-cell table:number-columns-repeated="3"/>
          <table:table-cell table:formula="of:=SUM([.D11:.I11])" office:value-type="float" office:value="16">
            <text:p>16</text:p>
          </table:table-cell>
          <table:table-cell/>
          <table:table-cell table:formula="of:=[.J11]-[.K11]" office:value-type="float" office:value="16">
            <text:p>16</text:p>
          </table:table-cell>
          <table:table-cell/>
        </table:table-row>
        <table:table-row table:style-name="ro3">
          <table:table-cell office:value-type="string">
            <text:p>Blue LED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3">
            <text:p>3</text:p>
          </table:table-cell>
          <table:table-cell table:formula="of:=SUM([.D12:.I12])" office:value-type="float" office:value="3">
            <text:p>3</text:p>
          </table:table-cell>
          <table:table-cell/>
          <table:table-cell table:formula="of:=[.J12]-[.K12]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Yellow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3:.I13])" office:value-type="float" office:value="26">
            <text:p>26</text:p>
          </table:table-cell>
          <table:table-cell/>
          <table:table-cell table:formula="of:=[.J13]-[.K13]" office:value-type="float" office:value="26">
            <text:p>26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4:.I14])" office:value-type="float" office:value="0">
            <text:p>0</text:p>
          </table:table-cell>
          <table:table-cell/>
          <table:table-cell table:formula="of:=[.J14]-[.K14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5:.I15])" office:value-type="float" office:value="0">
            <text:p>0</text:p>
          </table:table-cell>
          <table:table-cell/>
          <table:table-cell table:formula="of:=[.J15]-[.K15]" office:value-type="float" office:value="0">
            <text:p>0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7">
          <table:table-cell office:value-type="string">
            <text:p>1K 8 resistor SIP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4"/>
          <table:table-cell table:number-columns-repeated="2"/>
          <table:table-cell office:value-type="float" office:value="6">
            <text:p>6</text:p>
          </table:table-cell>
          <table:table-cell table:formula="of:=SUM([.D16:.I16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J16]-[.K16]" office:value-type="float" office:value="2">
            <text:p>2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7:.I17]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J17]-[.K17]" office:value-type="float" office:value="5">
            <text:p>5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3">
          <table:table-cell office:value-type="string">
            <text:p>10K 8 resistor SIP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SUM([.D18:.I18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J18]-[.K18]" office:value-type="float" office:value="-14">
            <text:p>-14</text:p>
          </table:table-cell>
          <table:table-cell/>
        </table:table-row>
        <table:table-row table:style-name="ro3">
          <table:table-cell office:value-type="string">
            <text:p>4.7K resistor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19:.I19])" office:value-type="float" office:value="3">
            <text:p>3</text:p>
          </table:table-cell>
          <table:table-cell/>
          <table:table-cell table:formula="of:=[.J19]-[.K19]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1K resisto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20:.I20])" office:value-type="float" office:value="10">
            <text:p>10</text:p>
          </table:table-cell>
          <table:table-cell/>
          <table:table-cell table:formula="of:=[.J20]-[.K20]" office:value-type="float" office:value="10">
            <text:p>10</text:p>
          </table:table-cell>
          <table:table-cell/>
        </table:table-row>
        <table:table-row table:style-name="ro3">
          <table:table-cell office:value-type="string">
            <text:p>2K resistor</text:p>
          </table:table-cell>
          <table:table-cell table:number-columns-repeated="7"/>
          <table:table-cell office:value-type="float" office:value="3">
            <text:p>3</text:p>
          </table:table-cell>
          <table:table-cell table:formula="of:=SUM([.D21:.I21])" office:value-type="float" office:value="3">
            <text:p>3</text:p>
          </table:table-cell>
          <table:table-cell/>
          <table:table-cell table:formula="of:=[.J21]-[.K21]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10K resisto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SUM([.D22:.I22])" office:value-type="float" office:value="30">
            <text:p>30</text:p>
          </table:table-cell>
          <table:table-cell/>
          <table:table-cell table:formula="of:=[.J22]-[.K22]" office:value-type="float" office:value="30">
            <text:p>30</text:p>
          </table:table-cell>
          <table:table-cell/>
        </table:table-row>
        <table:table-row table:style-name="ro3">
          <table:table-cell office:value-type="string">
            <text:p>2N3904 transistor</text:p>
          </table:table-cell>
          <table:table-cell table:number-columns-repeated="8"/>
          <table:table-cell table:formula="of:=SUM([.D23:.I23])" office:value-type="float" office:value="0">
            <text:p>0</text:p>
          </table:table-cell>
          <table:table-cell/>
          <table:table-cell table:formula="of:=[.J23]-[.K23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Pico power diode</text:p>
          </table:table-cell>
          <table:table-cell/>
          <table:table-cell office:value-type="string">
            <text:p>1N51819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24:.I24])" office:value-type="float" office:value="1">
            <text:p>1</text:p>
          </table:table-cell>
          <table:table-cell/>
          <table:table-cell table:formula="of:=[.J24]-[.K24]"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Quad NAND</text:p>
          </table:table-cell>
          <table:table-cell office:value-type="float" office:value="14">
            <text:p>14</text:p>
          </table:table-cell>
          <table:table-cell office:value-type="string">
            <text:p>74HC0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SUM([.D25:.I25])"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J25]-[.K25]" office:value-type="float" office:value="-10">
            <text:p>-1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7">
          <table:table-cell office:value-type="string">
            <text:p>Quad NOR</text:p>
          </table:table-cell>
          <table:table-cell office:value-type="float" office:value="14">
            <text:p>14</text:p>
          </table:table-cell>
          <table:table-cell office:value-type="string">
            <text:p>74HC0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([.D26:.I26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J26]-[.K26]" office:value-type="float" office:value="1">
            <text:p>1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7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SUM([.D27:.I27])"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J27]-[.K27]" office:value-type="float" office:value="-7">
            <text:p>-7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7">
          <table:table-cell office:value-type="string">
            <text:p>Quad AND</text:p>
          </table:table-cell>
          <table:table-cell office:value-type="float" office:value="14">
            <text:p>14</text:p>
          </table:table-cell>
          <table:table-cell office:value-type="string">
            <text:p>74HC0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28:.I28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J28]-[.K28]" office:value-type="float" office:value="3">
            <text:p>3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7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SUM([.D29:.I29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29]-[.K29]" office:value-type="float" office:value="2">
            <text:p>2</text:p>
          </table:table-cell>
          <table:table-cell office:value-type="string">
            <text:p>https://www.mouser.ca/ProductDetail/Texas-Instruments/SN74HC14N?qs=sGAEpiMZZMswyCOIqqEme8x5HtyK9bxKW5ANmB0VK%2F8%3D</text:p>
          </table:table-cell>
        </table:table-row>
        <table:table-row table:style-name="ro7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6"/>
          <table:table-cell table:formula="of:=SUM([.D30:.I30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30]-[.K30]" office:value-type="float" office:value="-3">
            <text:p>-3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7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SUM([.D31:.I31])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J31]-[.K31]" office:value-type="float" office:value="-5">
            <text:p>-5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7">
          <table:table-cell office:value-type="string">
            <text:p>Quad OR</text:p>
          </table:table-cell>
          <table:table-cell office:value-type="float" office:value="14">
            <text:p>14</text:p>
          </table:table-cell>
          <table:table-cell office:value-type="string">
            <text:p>74HC3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32:.I32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J32]-[.K32]" office:value-type="float" office:value="-1">
            <text:p>-1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7">
          <table:table-cell office:value-type="string">
            <text:p>Quad XOR</text:p>
          </table:table-cell>
          <table:table-cell office:value-type="float" office:value="14">
            <text:p>14</text:p>
          </table:table-cell>
          <table:table-cell office:value-type="string">
            <text:p>74HC86</text:p>
          </table:table-cell>
          <table:table-cell table:number-columns-repeated="6"/>
          <table:table-cell table:formula="of:=SUM([.D33:.I3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3]-[.K33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7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4:.I34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J34]-[.K34]" office:value-type="float" office:value="-2">
            <text:p>-2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Pulse generator</text:p>
          </table:table-cell>
          <table:table-cell office:value-type="float" office:value="16">
            <text:p>16</text:p>
          </table:table-cell>
          <table:table-cell office:value-type="string">
            <text:p>74HC12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35:.I3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35]-[.K35]" office:value-type="float" office:value="2">
            <text:p>2</text:p>
          </table:table-cell>
          <table:table-cell office:value-type="string">
            <text:p>https://www.mouser.ca/ProductDetail/Texas-Instruments/CD74HC123E?qs=aZHVzqKrScBatNTqJERygA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6:.I36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36]-[.K36]" office:value-type="float" office:value="1">
            <text:p>1</text:p>
          </table:table-cell>
          <table:table-cell office:value-type="string">
            <text:p>https://www.mouser.ca/ProductDetail/Texas-Instruments/SN74HC126N?qs=FM6NhYOeeBUAKeBNhLTZ%252Bw%3D%3D</text:p>
          </table:table-cell>
        </table:table-row>
        <table:table-row table:style-name="ro7">
          <table:table-cell office:value-type="string">
            <text:p>3 bit selector (active low)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37:.I37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37]-[.K37]" office:value-type="float" office:value="0">
            <text:p>0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7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([.D38:.I38]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J38]-[.K38]" office:value-type="float" office:value="-2">
            <text:p>-2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7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SUM([.D39:.I39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J39]-[.K39]" office:value-type="float" office:value="0">
            <text:p>0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7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6"/>
          <table:table-cell table:formula="of:=SUM([.D40:.I40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J40]-[.K40]" office:value-type="float" office:value="-4">
            <text:p>-4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3 bit selector (active high)</text:p>
          </table:table-cell>
          <table:table-cell office:value-type="float" office:value="16">
            <text:p>16</text:p>
          </table:table-cell>
          <table:table-cell office:value-type="string">
            <text:p>74HC2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41:.I4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41]-[.K41]" office:value-type="float" office:value="2">
            <text:p>2</text:p>
          </table:table-cell>
          <table:table-cell office:value-type="string">
            <text:p>https://www.mouser.ca/ProductDetail/Texas-Instruments/CD74HC238E?qs=sGAEpiMZZMswyCOIqqEme3PMhI7RHZZhyUhdPVo7rOY%3D</text:p>
          </table:table-cell>
        </table:table-row>
        <table:table-row table:style-name="ro7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42:.I42])"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[.J42]-[.K42]" office:value-type="float" office:value="10">
            <text:p>10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7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6"/>
          <table:table-cell table:formula="of:=SUM([.D43:.I43])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J43]-[.K43]" office:value-type="float" office:value="-9">
            <text:p>-9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7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f:=SUM([.D44:.I44]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J44]-[.K44]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7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SUM([.D45:.I45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J45]-[.K45]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7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46:.I46])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J46]-[.K46]" office:value-type="float" office:value="-19">
            <text:p>-19</text:p>
          </table:table-cell>
          <table:table-cell office:value-type="string">
            <text:p>https://www.mouser.ca/ProductDetail/595-SN74HCT245N</text:p>
          </table:table-cell>
        </table:table-row>
        <table:table-row table:style-name="ro3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6"/>
          <table:table-cell table:formula="of:=SUM([.D47:.I47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J47]-[.K47]" office:value-type="float" office:value="-4">
            <text:p>-4</text:p>
          </table:table-cell>
          <table:table-cell/>
        </table:table-row>
        <table:table-row table:style-name="ro7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f:=SUM([.D48:.I4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48]-[.K48]" office:value-type="float" office:value="2">
            <text:p>2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7">
          <table:table-cell office:value-type="string">
            <text:p>256Kb EEPROM (32k x 8bit 0-14)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49:.I49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49]-[.K49]" office:value-type="float" office:value="0">
            <text:p>0</text:p>
          </table:table-cell>
          <table:table-cell office:value-type="string">
            <text:p>https://www.mouser.ca/ProductDetail/Microchip-Technology/AT28C256-15PU?qs=MAR%2F2X5XOp7eAU2%2FlNw9oA%3D%3D</text:p>
          </table:table-cell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0:.I50])" office:value-type="float" office:value="0">
            <text:p>0</text:p>
          </table:table-cell>
          <table:table-cell/>
          <table:table-cell table:formula="of:=[.J50]-[.K50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1:.I51])" office:value-type="float" office:value="0">
            <text:p>0</text:p>
          </table:table-cell>
          <table:table-cell/>
          <table:table-cell table:formula="of:=[.J51]-[.K51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2:.I52])" office:value-type="float" office:value="0">
            <text:p>0</text:p>
          </table:table-cell>
          <table:table-cell/>
          <table:table-cell table:formula="of:=[.J52]-[.K52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3:.I53])" office:value-type="float" office:value="0">
            <text:p>0</text:p>
          </table:table-cell>
          <table:table-cell/>
          <table:table-cell table:formula="of:=[.J53]-[.K53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3">
          <table:table-cell office:value-type="string">
            <text:p>Low profile 24 pin socket</text:p>
          </table:table-cell>
          <table:table-cell table:number-columns-repeated="8"/>
          <table:table-cell table:formula="of:=SUM([.D54:.I54])" office:value-type="float" office:value="0">
            <text:p>0</text:p>
          </table:table-cell>
          <table:table-cell/>
          <table:table-cell table:formula="of:=[.J54]-[.K54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6"/>
          <table:table-cell table:formula="of:=SUM([.D55:.I55])" office:value-type="float" office:value="0">
            <text:p>0</text:p>
          </table:table-cell>
          <table:table-cell/>
          <table:table-cell table:formula="of:=[.J55]-[.K55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6:.I56])" office:value-type="float" office:value="0">
            <text:p>0</text:p>
          </table:table-cell>
          <table:table-cell/>
          <table:table-cell table:formula="of:=[.J56]-[.K56]" office:value-type="float" office:value="0">
            <text:p>0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7:.I57])" office:value-type="float" office:value="0">
            <text:p>0</text:p>
          </table:table-cell>
          <table:table-cell/>
          <table:table-cell table:formula="of:=[.J57]-[.K57]" office:value-type="float" office:value="0">
            <text:p>0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7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58:.I58])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J58]-[.K58]" office:value-type="float" office:value="18">
            <text:p>18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7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D59:.I59])"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[.J59]-[.K59]" office:value-type="float" office:value="18">
            <text:p>18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7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60:.I60])"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[.J60]-[.K60]" office:value-type="float" office:value="8">
            <text:p>8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7"/>
          <table:table-cell table:formula="of:=SUM([.D61:.I61])" office:value-type="float" office:value="0">
            <text:p>0</text:p>
          </table:table-cell>
          <table:table-cell/>
          <table:table-cell table:formula="of:=[.J61]-[.K61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7"/>
          <table:table-cell table:formula="of:=SUM([.D62:.I62])" office:value-type="float" office:value="0">
            <text:p>0</text:p>
          </table:table-cell>
          <table:table-cell/>
          <table:table-cell table:formula="of:=[.J62]-[.K62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  <table:table-row table:style-name="ro3">
          <table:table-cell office:value-type="string">
            <text:p>28 Pin 0.6 in wide ZIF socket</text:p>
          </table:table-cell>
          <table:table-cell office:value-type="float" office:value="28">
            <text:p>28</text:p>
          </table:table-cell>
          <table:table-cell office:value-type="string">
            <text:p>Aries 28-526-1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63:.I63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63]-[.K63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32 pin 0.6 in wide socket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formula="of:=SUM([.D64:.I64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64]-[.K64]" office:value-type="float" office:value="2">
            <text:p>2</text:p>
          </table:table-cell>
          <table:table-cell office:value-type="string">
            <text:p>https://www.mouser.ca/ProductDetail/TE-Connectivity/1-2199300-2?qs=fK8dlpkaUMstqz7drNbdHQ%3D%3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4">2023-09-24</text:date>, <text:time>17:2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2-12-10T12:38:51.48</meta:creation-date>
    <dc:date>2023-09-24T17:27:23.41</dc:date>
    <dc:creator>Andy Palmer</dc:creator>
    <meta:editing-duration>PT8H9M14S</meta:editing-duration>
    <meta:editing-cycles>11</meta:editing-cycles>
    <meta:generator>OpenOffice/4.1.7$Win32 OpenOffice.org_project/417m1$Build-9800</meta:generator>
    <meta:document-statistic meta:table-count="3" meta:cell-count="995" meta:object-count="0"/>
  </office:meta>
</office:document-meta>
</file>